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4c21e" officeooo:paragraph-rsid="0014c21e" style:font-size-asian="14pt" style:font-size-complex="16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6pt" officeooo:rsid="0014c21e" officeooo:paragraph-rsid="0014c21e" style:font-size-asian="14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6fe1e" officeooo:paragraph-rsid="0016fe1e" style:font-size-asian="14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19e5b0" officeooo:paragraph-rsid="0019e5b0" style:font-size-asian="14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bb70b" officeooo:paragraph-rsid="001bb70b" style:font-size-asian="14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1d6a32" officeooo:paragraph-rsid="001d6a32" style:font-size-asian="14pt" style:font-size-complex="16pt"/>
    </style:style>
    <style:style style:name="T1" style:family="text">
      <style:text-properties officeooo:rsid="001748ae"/>
    </style:style>
    <style:style style:name="T2" style:family="text">
      <style:text-properties officeooo:rsid="00190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1"/>
      <text:p text:style-name="P3">فایل زیپ شامل پوشه داده‌ها و دو فایل با پسوند .py است که یکی از آن‌ها کلاس پرسپترون را پیاده‌سازی کرده است و دیگری اجراکننده پرسپترون است.</text:p>
      <text:p text:style-name="P3"/>
      <text:p text:style-name="P3">در کلاس پرسپترون یک کانستراکتور داریم که <text:span text:style-name="T1">نرخ یاد‌گیری و تعداد تکرار روی داده‌ها را می‌گیرد و یک تابع فیت داریم که داده‌های تمرینی را گرفته و به همراه لیبل درست آن‌ها و به ازای هر رکورد از داده‌ها ماتریس وزن های نورون </text:span><text:span text:style-name="T2">ورودی</text:span><text:span text:style-name="T1"> آن را در </text:span><text:span text:style-name="T2">ویژگی‌های آن رکورد ضرب ماتریسی می‌کند و سپس با یک بایاس جمع میکند و بعد از این چک می‌کند که آیا این بایاس اکتیویشن فانکشن را فعال می‌کند یا خیر <text:s/>واختلاف اینکه در نهایت نورون باید چه عددی را نشان دهد با عددی که الان دارد را می‌گیرد و در لرنینگ ریت ضرب می‌کند که مقداری که باید به وزن نورون اضافه یا کم شود در این دور معلوم شود و به همین شکل تا اینکه تمام نورون ها وزن های خود را به درستی یاد بگیرند و یا اینکه تعداد تکرار ها تمام شود</text:span><text:span text:style-name="T1"> <text:s text:c="2"/></text:span></text:p>
      <text:p text:style-name="P3"/>
      <text:p text:style-name="P4">تابع پریدیکت یک سری داده تست میگیرد و داده‌های تست را به ازای هر رکورد در وزن های نورون ضرب میکند و با بایاس جمع میکند تا از اکتیویشن فانکشن عبور دهد و ببیند که آیا این داده به نظرش با توجه به وزن های یادگیری شده در کدام دسته قرار می گیرد.</text:p>
      <text:p text:style-name="P4"/>
      <text:p text:style-name="P5">و یک تابع یونیت استپ داریم که در‌واقع همان تابع اکتیویشن است.</text:p>
      <text:p text:style-name="P5"/>
      <text:p text:style-name="P5"/>
      <text:p text:style-name="P5">در فایل تست پرسپترون یک تابع اکیوریسی داریم که لیبل های پیشبینی شده و لیبل های درست را میگیرد و تعیین می‌کند چقدر مدل دقیق پیش‌بینی کرده و همچنین یک تابع کانورتر داریم برای تبدیل لیبل ها به صفر و یک برای تفهیم به پرسپترون و همین‌طور یک تابع ولیوکانورتر برای اینکه مقادیر کتگوریکال را به مقادیر عددی تبدیل کنیم تا پرسپترون بتواند ویژگی‌های ورودی را به صورت بردار در نظر بگیرد.</text:p>
      <text:p text:style-name="P5"/>
      <text:p text:style-name="P6">و از دیافریم پانداس استفاده می‌کنیم و داده‌ها را به صورتی که نیاز هست درآورده و به توابع پرسپترون می‌دهیم تا نتیجه را ببینی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B Nazanin" style:font-family-asian="'B Nazanin'" style:font-size-asian="12pt" style:language-asian="zxx" style:country-asian="none" style:font-name-complex="B Nazanin" style:font-family-complex="'B Nazanin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9:10:59.524714982</meta:creation-date>
    <dc:date>2022-06-02T21:17:24.101212609</dc:date>
    <meta:editing-duration>PT25M23S</meta:editing-duration>
    <meta:editing-cycles>5</meta:editing-cycles>
    <meta:generator>LibreOffice/7.2.7.2$Linux_X86_64 LibreOffice_project/20$Build-2</meta:generator>
    <meta:document-statistic meta:table-count="0" meta:image-count="0" meta:object-count="0" meta:page-count="1" meta:paragraph-count="7" meta:word-count="333" meta:character-count="1591" meta:non-whitespace-character-count="1261"/>
  </office:meta>
</office:document-meta>
</file>